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onsolas" svg:font-family="Consolas, 'Courier New', monospace"/>
    <style:font-face style:name="Lohit Devanagari1" svg:font-family="'Lohit Devanagari'"/>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automatic-styles>
    <style:style style:name="P1" style:family="paragraph" style:parent-style-name="Header">
      <style:text-properties fo:language="de" fo:country="DE"/>
    </style:style>
    <style:style style:name="P2" style:family="paragraph" style:parent-style-name="Footer">
      <style:text-properties fo:language="de" fo:country="DE"/>
    </style:style>
    <style:style style:name="P3" style:family="paragraph" style:parent-style-name="Subtitle">
      <style:text-properties fo:language="de" fo:country="DE"/>
    </style:style>
    <style:style style:name="P4" style:family="paragraph" style:parent-style-name="Title">
      <style:text-properties fo:language="de" fo:country="DE"/>
    </style:style>
    <style:style style:name="P5" style:family="paragraph" style:parent-style-name="Standard">
      <style:paragraph-properties fo:text-align="justify" style:justify-single-word="false"/>
      <style:text-properties fo:color="#000000" style:font-name="Consolas" fo:font-size="7pt" fo:language="de" fo:country="DE" fo:font-weight="normal" fo:background-color="#ffffff" style:font-size-asian="7pt" style:font-size-complex="7pt"/>
    </style:style>
    <style:style style:name="P6" style:family="paragraph" style:parent-style-name="Standard">
      <style:paragraph-properties style:line-height-at-least="0.503cm"/>
      <style:text-properties fo:color="#000000" style:font-name="Consolas" fo:font-size="7pt" fo:language="de" fo:country="DE" fo:font-weight="normal" fo:background-color="#ffffff" style:font-size-asian="7pt" style:font-size-complex="7pt"/>
    </style:style>
    <style:style style:name="P7" style:family="paragraph" style:parent-style-name="Standard">
      <style:paragraph-properties style:line-height-at-least="0.503cm"/>
      <style:text-properties fo:color="#000000" fo:font-size="7pt" fo:language="de" fo:country="DE" fo:background-color="#ffffff" style:font-size-asian="7pt" style:font-size-complex="7pt"/>
    </style:style>
    <style:style style:name="P8" style:family="paragraph" style:parent-style-name="Standard">
      <style:paragraph-properties style:line-height-at-least="0.503cm" fo:background-color="#ffffff">
        <style:background-image/>
      </style:paragraph-properties>
      <style:text-properties fo:color="#000000" fo:font-size="7pt" fo:language="de" fo:country="DE" fo:background-color="#ffffff" style:font-size-asian="7pt" style:font-size-complex="7pt"/>
    </style:style>
    <style:style style:name="P9" style:family="paragraph" style:parent-style-name="Standard">
      <style:paragraph-properties fo:text-align="justify" style:justify-single-word="false" fo:background-color="#ffffff">
        <style:background-image/>
      </style:paragraph-properties>
      <style:text-properties fo:color="#000000" style:font-name="Consolas" fo:font-size="7pt" fo:language="de" fo:country="DE" fo:font-weight="normal" fo:background-color="#ffffff" style:font-size-asian="7pt" style:font-size-complex="7pt"/>
    </style:style>
    <style:style style:name="P10" style:family="paragraph" style:parent-style-name="Standard">
      <style:paragraph-properties style:line-height-at-least="0.503cm" fo:background-color="#ffffff">
        <style:background-image/>
      </style:paragraph-properties>
      <style:text-properties fo:color="#000000" style:font-name="Consolas" fo:font-size="7pt" fo:language="de" fo:country="DE" fo:font-weight="normal" fo:background-color="#ffffff" style:font-size-asian="7pt" style:font-size-complex="7pt"/>
    </style:style>
    <style:style style:name="P11" style:family="paragraph" style:parent-style-name="Text_20_body">
      <style:paragraph-properties fo:text-align="justify" style:justify-single-word="false"/>
      <style:text-properties fo:language="de" fo:country="DE" fo:background-color="#ffffff"/>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Heading_20_1">
      <style:text-properties fo:language="de" fo:country="DE"/>
    </style:style>
    <style:style style:name="T1" style:family="text">
      <style:text-properties style:font-name="Consolas" fo:font-weight="normal"/>
    </style:style>
    <style:style style:name="Sect1" style:family="section">
      <style:section-properties style:editable="false">
        <style:columns fo:column-count="1" fo:column-gap="0cm"/>
      </style:section-properties>
    </style:style>
    <number:date-style style:name="N81">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reference-mark-start text:name="Aufgabe"/>Aufgabe 2: Vollgeladen<text:reference-mark-end text:name="Aufgabe"/></text:p>
      <text:p text:style-name="P3">Team-ID: 00070</text:p>
      <text:p text:style-name="P3">Team: Gaußgamz</text:p>
      <text:p text:style-name="P3">Bearbeiter/-innen dieser Aufgabe:<text:line-break/>Manuel Pielka, Benedict Weis, Tina Balaban</text:p>
      <text:p text:style-name="P3"><text:date style:data-style-name="N81" text:date-value="2021-09-30T08:05:26.89" text:fixed="true">30. September 2021</text:dat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12"><text:a xlink:type="simple" xlink:href="#__RefHeading___Toc2232_4178761632" text:style-name="Index_20_Link" text:visited-style-name="Index_20_Link">Lösungsidee<text:tab/>1</text:a></text:p>
          <text:p text:style-name="P12"><text:a xlink:type="simple" xlink:href="#__RefHeading___Toc2234_4178761632" text:style-name="Index_20_Link" text:visited-style-name="Index_20_Link">Umsetzung<text:tab/>1</text:a></text:p>
          <text:p text:style-name="P12"><text:a xlink:type="simple" xlink:href="#__RefHeading___Toc2236_4178761632" text:style-name="Index_20_Link" text:visited-style-name="Index_20_Link">Beispiele<text:tab/>2</text:a></text:p>
          <text:p text:style-name="P12"><text:a xlink:type="simple" xlink:href="#__RefHeading___Toc2238_4178761632" text:style-name="Index_20_Link" text:visited-style-name="Index_20_Link">Quellcode<text:tab/>4</text:a></text:p>
        </text:index-body>
      </text:table-of-content>
      <text:h text:style-name="P13" text:outline-level="1"><text:bookmark-start text:name="__RefHeading___Toc2232_4178761632"/>Lösungsidee<text:bookmark-end text:name="__RefHeading___Toc2232_4178761632"/></text:h>
      <text:p text:style-name="P11">Das Programm soll für eine vorgegebene Strecke eine Route bestehend aus 4 Hotelstopps bestimmen, die eine möglichst hohe Bewertung haben. Dafür bestimmt es zunächst eine provisorische Route, mit der man das Ziel erreichen kann und tauscht, sofern nötig, die jeweiligen Hotels mit einem anderen Hotel mit besserer Bewertung aus.</text:p>
      <text:h text:style-name="P13" text:outline-level="1"><text:bookmark-start text:name="__RefHeading___Toc2234_4178761632"/>Umsetzung<text:bookmark-end text:name="__RefHeading___Toc2234_4178761632"/></text:h>
      <text:p text:style-name="P11">Da die Reise nicht länger als 5 Tage dauern soll und man pro Tag nicht länger als 6 Stunden fahren soll, kann pro Tag nur eine Distanz von max. 360 Autominuten zurückgelegt werden.</text:p>
      <text:p text:style-name="P11">Zunächst wird mit der gegebenen Liste der Hotels eine provisorische Route erstellt. Diese besteht aus 4 aus der Liste ausgewählten Hotels, die alle möglichst weit innerhalb der 360 Autominuten-Distanz voneinander entfernt sind. Somit existiert schon mal eine Route, mit der man das Ziel erreicht.</text:p>
      <text:p text:style-name="P11">Danach werden die ausgewählten Hotels, beginnend mit dem letzten Stopp der Route, mit den umliegenden Hotels in der Reichweite verglichen und ggf. mit einem besser bewerteten Hotel ausgetauscht.</text:p>
      <text:p text:style-name="P11">Hierbei muss beachtet werden, dass das Hotel davor durch den Tausch nicht außerhalb der Reichweite fallen würde, sollte dieses durch einen Tausch nicht wieder in die Reichweite rücken können.</text:p>
      <text:p text:style-name="P11">Der Optimierungsprozess wird solange wiederholt bis man kein Hotel mehr tauschen kann.</text:p>
      <text:p text:style-name="P11"><text:soft-page-break/>Zwangsläufig muss die finale Version der Route also die Beste sein und wird ausgegeben.</text:p>
      <text:h text:style-name="P13" text:outline-level="1"><text:bookmark-start text:name="__RefHeading___Toc2236_4178761632"/>Beispiele<text:bookmark-end text:name="__RefHeading___Toc2236_4178761632"/></text:h>
      <text:p text:style-name="P11">Nehmen wir die Daten von hotels1.txt als Beispiel:</text:p>
      <text:p text:style-name="P11">Das Programm erstellt eine provisorische Route mit folgenden Hotels:</text:p>
      <text:p text:style-name="P11">359 2.6</text:p>
      <text:p text:style-name="P11">687 4.4</text:p>
      <text:p text:style-name="P11">1008 2.6</text:p>
      <text:p text:style-name="P11">1360 2.8</text:p>
      <text:p text:style-name="P11">Nun wird überprüft, ob es innerhalb der Reichweite vom Ende aus ein besser bewertetes Hotel gibt, als das soweit Ausgewählte.</text:p>
      <text:p text:style-name="P11">Dieses gibt es zwar, allerdings kann dieses nicht an den Rest der Route angefügt werden, weil es zu weit weg ist. Daher wird es erst einmal stehengelassen. Dann wird in der Reichweite des letzten Hotels ein eventueller besserer Kandidat für das vorletzte Hotel gesucht. Das Hotel 1007 2.8 liegt sowohl in der Reichweite des aktuellen Vorgängers, als auch in der des Nachfolgers und hat eine bessere Bewertung als 1008 2.6. Somit kann es getauscht werden.</text:p>
      <text:p text:style-name="P11">Danach werden die restlichen beiden Hotelstopps nach dem gleichen Muster verglichen und ggf. ausgetauscht. Darauf wird die Optimierung wieder am Ende der Route angefangen. Diese Schleife läuft solange durch, bis in einem Durchlauf nichts mehr geändert wurde.</text:p>
      <text:p text:style-name="P11">Die finale und somit ausgegebene Route lautet:</text:p>
      <text:p text:style-name="P11">Selected Hotels:</text:p>
      <text:p text:style-name="P11"><text:s text:c="4"/>Hotel 0: 347 2.7</text:p>
      <text:p text:style-name="P11"><text:s text:c="4"/>Hotel 1: 687 4.4</text:p>
      <text:p text:style-name="P11"><text:s text:c="4"/>Hotel 2: 1007 2.8</text:p>
      <text:p text:style-name="P11"><text:s text:c="4"/>Hotel 3: 1360 2.8</text:p>
      <text:p text:style-name="P11">Average Rating: 3.175</text:p>
      <text:p text:style-name="P11">Die weiteren Beispieldateien werden mit der selben Vorgehensweise bearbeitet, daher hier nur ihre Ausgaben:</text:p>
      <text:p text:style-name="P11">hotels2.txt:</text:p>
      <text:p text:style-name="P11">Selected Hotels:</text:p>
      <text:p text:style-name="P11"><text:s text:c="4"/>Hotel 0: 341 2.3</text:p>
      <text:p text:style-name="P11"><text:s text:c="4"/>Hotel 1: 700 3.0</text:p>
      <text:p text:style-name="P11"><text:soft-page-break/><text:s text:c="4"/>Hotel 2: 1053 4.8</text:p>
      <text:p text:style-name="P11"><text:s text:c="4"/>Hotel 3: 1380 5.0</text:p>
      <text:p text:style-name="P11">Average Rating: 3.775</text:p>
      <text:p text:style-name="P11"/>
      <text:p text:style-name="P11">hotels3.txt:</text:p>
      <text:p text:style-name="P11">Selected Hotels:</text:p>
      <text:p text:style-name="P11"><text:s text:c="4"/>Hotel 0: 359 4.6</text:p>
      <text:p text:style-name="P11"><text:s text:c="4"/>Hotel 1: 717 0.3</text:p>
      <text:p text:style-name="P11"><text:s text:c="4"/>Hotel 2: 1076 3.8</text:p>
      <text:p text:style-name="P11"><text:s text:c="4"/>Hotel 3: 1433 1.7</text:p>
      <text:p text:style-name="P11">Average Rating: 2.6</text:p>
      <text:p text:style-name="P11"/>
      <text:p text:style-name="P11">hotels4.txt:</text:p>
      <text:p text:style-name="P11">Selected Hotels:</text:p>
      <text:p text:style-name="P11"><text:s text:c="4"/>Hotel 0: 340 4.6</text:p>
      <text:p text:style-name="P11"><text:s text:c="4"/>Hotel 1: 676 4.6</text:p>
      <text:p text:style-name="P11"><text:s text:c="4"/>Hotel 2: 1032 4.9</text:p>
      <text:p text:style-name="P11"><text:s text:c="4"/>Hotel 3: 1301 5.0</text:p>
      <text:p text:style-name="P11">Average Rating: 4.775</text:p>
      <text:p text:style-name="P11"/>
      <text:p text:style-name="P11">hotels5.txt:</text:p>
      <text:p text:style-name="P11">Selected Hotels:</text:p>
      <text:p text:style-name="P11"><text:s text:c="4"/>Hotel 0: 280 5.0</text:p>
      <text:p text:style-name="P11"><text:s text:c="4"/>Hotel 1: 636 5.0</text:p>
      <text:p text:style-name="P11"><text:s text:c="4"/>Hotel 2: 987 5.0</text:p>
      <text:p text:style-name="P11"><text:s text:c="4"/>Hotel 3: 1271 5.0</text:p>
      <text:p text:style-name="P11">Average Rating: 5.0</text:p>
      <text:p text:style-name="P11">Die Daten der von uns erstellten Datei hotels6.txt sind eine Ausnahme: hierbei tritt der Fall ein, dass sich unter den gegebenen Bedingungen keine Route erstellen lässt. In dieser Beispieldatei ist nur das erste Hotel erreichbar, alle anderen liegen außerhalb der Reichweite.</text:p>
      <text:p text:style-name="P11"><text:soft-page-break/>Daher gibt das Programm aus:</text:p>
      <text:p text:style-name="P11">Error: No possible route found</text:p>
      <text:p text:style-name="P11">Das Programm kann aus jeder beliebigen Datei, solange das korrekte Format und die korrekten Datentypen bestehen und sich aus den Daten eine Route konstruieren lässt, eine Route erstellen.</text:p>
      <text:p text:style-name="P11">Sollte eine dieser Bedingungen nicht erfüllt sein, wird eine entsprechende Error-Meldung ausgegeben.</text:p>
      <text:h text:style-name="P13" text:outline-level="1"><text:bookmark-start text:name="__RefHeading___Toc2238_4178761632"/>Quellcode<text:bookmark-end text:name="__RefHeading___Toc2238_4178761632"/></text:h>
      <text:p text:style-name="P5">public static void main(String[] args) {</text:p>
      <text:p text:style-name="P7"><text:tab/>[...]</text:p>
      <text:p text:style-name="P7"><text:span text:style-name="T1"><text:tab/>int</text:span><text:span text:style-name="T1"> </text:span><text:span text:style-name="T1">num_of_hotels</text:span><text:span text:style-name="T1">;</text:span></text:p>
      <text:p text:style-name="P7">        <text:tab/><text:span text:style-name="T1">int</text:span><text:span text:style-name="T1"> </text:span><text:span text:style-name="T1">totalTime</text:span><text:span text:style-name="T1">;</text:span></text:p>
      <text:p text:style-name="P7"><text:tab/> <text:span text:style-name="T1">ArrayList</text:span><text:span text:style-name="T1">&lt;</text:span><text:span text:style-name="T1">Hotel</text:span><text:span text:style-name="T1">&gt; </text:span><text:span text:style-name="T1">hotels</text:span><text:span text:style-name="T1"> = </text:span><text:span text:style-name="T1">new</text:span><text:span text:style-name="T1"> </text:span><text:span text:style-name="T1">ArrayList</text:span><text:span text:style-name="T1">&lt;</text:span><text:span text:style-name="T1">Hotel</text:span><text:span text:style-name="T1">&gt;();</text:span></text:p>
      <text:p text:style-name="P7"><text:tab/>[...]</text:p>
      <text:p text:style-name="P7">        <text:tab/><text:span text:style-name="T1">if</text:span><text:span text:style-name="T1"> (</text:span><text:span text:style-name="T1">totalTime</text:span><text:span text:style-name="T1"> &gt; </text:span><text:span text:style-name="T1">1800</text:span><text:span text:style-name="T1">) {</text:span></text:p>
      <text:p text:style-name="P7">            <text:tab/><text:span text:style-name="T1">System</text:span><text:span text:style-name="T1">.</text:span><text:span text:style-name="T1">out</text:span><text:span text:style-name="T1">.</text:span><text:span text:style-name="T1">println</text:span><text:span text:style-name="T1">(</text:span><text:span text:style-name="T1">"Error: Total route time exceeds theoretical maximum that can be completed"</text:span><text:span text:style-name="T1">);</text:span></text:p>
      <text:p text:style-name="P7">            <text:span text:style-name="T1">return</text:span><text:span text:style-name="T1">;</text:span></text:p>
      <text:p text:style-name="P7">        <text:span text:style-name="T1">}</text:span></text:p>
      <text:p text:style-name="P7">        <text:span text:style-name="T1">float</text:span><text:span text:style-name="T1"> </text:span><text:span text:style-name="T1">averageRating</text:span><text:span text:style-name="T1">;</text:span></text:p>
      <text:p text:style-name="P7">        <text:span text:style-name="T1">ArrayList</text:span><text:span text:style-name="T1">&lt;</text:span><text:span text:style-name="T1">Hotel</text:span><text:span text:style-name="T1">&gt; </text:span><text:span text:style-name="T1">selectedHotels</text:span><text:span text:style-name="T1"> = </text:span><text:span text:style-name="T1">createRoute</text:span><text:span text:style-name="T1">(</text:span><text:span text:style-name="T1">totalTime</text:span><text:span text:style-name="T1">, </text:span><text:span text:style-name="T1">hotels</text:span><text:span text:style-name="T1">);</text:span></text:p>
      <text:p text:style-name="P7"/>
      <text:p text:style-name="P7">        <text:span text:style-name="T1">if</text:span><text:span text:style-name="T1"> (</text:span><text:span text:style-name="T1">selectedHotels</text:span><text:span text:style-name="T1"> == </text:span><text:span text:style-name="T1">null</text:span><text:span text:style-name="T1">)</text:span></text:p>
      <text:p text:style-name="P7">            <text:span text:style-name="T1">return</text:span><text:span text:style-name="T1">;</text:span></text:p>
      <text:p text:style-name="P7"/>
      <text:p text:style-name="P7">        <text:span text:style-name="T1">selectedHotels</text:span><text:span text:style-name="T1"> = </text:span><text:span text:style-name="T1">optimizeRoute</text:span><text:span text:style-name="T1">(</text:span><text:span text:style-name="T1">totalTime</text:span><text:span text:style-name="T1">, </text:span><text:span text:style-name="T1">selectedHotels</text:span><text:span text:style-name="T1">, </text:span><text:span text:style-name="T1">hotels</text:span><text:span text:style-name="T1">);</text:span></text:p>
      <text:p text:style-name="P6">}</text:p>
      <text:p text:style-name="P7"><text:span text:style-name="T1">static</text:span><text:span text:style-name="T1"> </text:span><text:span text:style-name="T1">ArrayList</text:span><text:span text:style-name="T1">&lt;</text:span><text:span text:style-name="T1">Hotel</text:span><text:span text:style-name="T1">&gt; </text:span><text:span text:style-name="T1">createRoute</text:span><text:span text:style-name="T1">(</text:span><text:span text:style-name="T1">int</text:span><text:span text:style-name="T1"> </text:span><text:span text:style-name="T1">totalTime</text:span><text:span text:style-name="T1">, </text:span><text:span text:style-name="T1">ArrayList</text:span><text:span text:style-name="T1">&lt;</text:span><text:span text:style-name="T1">Hotel</text:span><text:span text:style-name="T1">&gt; </text:span><text:span text:style-name="T1">hotels</text:span><text:span text:style-name="T1">) {</text:span></text:p>
      <text:p text:style-name="P7"><text:span text:style-name="T1"><text:tab/>int</text:span><text:span text:style-name="T1"> </text:span><text:span text:style-name="T1">currentTravelTime</text:span><text:span text:style-name="T1"> = </text:span><text:span text:style-name="T1">0</text:span><text:span text:style-name="T1">;</text:span></text:p>
      <text:p text:style-name="P7"><text:span text:style-name="T1"><text:tab/>ArrayList</text:span><text:span text:style-name="T1">&lt;</text:span><text:span text:style-name="T1">Hotel</text:span><text:span text:style-name="T1">&gt; </text:span><text:span text:style-name="T1">selectedHotels</text:span><text:span text:style-name="T1"> = </text:span><text:span text:style-name="T1">new</text:span><text:span text:style-name="T1"> </text:span><text:span text:style-name="T1">ArrayList</text:span><text:span text:style-name="T1">&lt;</text:span><text:span text:style-name="T1">Hotel</text:span><text:span text:style-name="T1">&gt;();</text:span></text:p>
      <text:p text:style-name="P7"><text:span text:style-name="T1"><text:tab/>while</text:span><text:span text:style-name="T1"> (</text:span><text:span text:style-name="T1">currentTravelTime</text:span><text:span text:style-name="T1"> &lt; </text:span><text:span text:style-name="T1">totalTime</text:span><text:span text:style-name="T1"> - </text:span><text:span text:style-name="T1">360</text:span><text:span text:style-name="T1">) {</text:span></text:p>
      <text:p text:style-name="P7"><text:span text:style-name="T1"><text:tab/><text:tab/>Hotel</text:span><text:span text:style-name="T1"> </text:span><text:span text:style-name="T1">currentHotel</text:span><text:span text:style-name="T1"> = </text:span><text:span text:style-name="T1">getFarthestHotelWithinRange</text:span><text:span text:style-name="T1">(</text:span><text:span text:style-name="T1">hotels</text:span><text:span text:style-name="T1">, </text:span><text:span text:style-name="T1">currentTravelTime</text:span><text:span text:style-name="T1">);</text:span></text:p>
      <text:p text:style-name="P7">            <text:tab/><text:tab/><text:span text:style-name="T1">selectedHotels</text:span><text:span text:style-name="T1">.</text:span><text:span text:style-name="T1">add</text:span><text:span text:style-name="T1">(</text:span><text:span text:style-name="T1">currentHotel</text:span><text:span text:style-name="T1">);</text:span></text:p>
      <text:p text:style-name="P7">            <text:tab/><text:tab/><text:span text:style-name="T1">currentTravelTime</text:span><text:span text:style-name="T1"> = </text:span><text:span text:style-name="T1">currentHotel</text:span><text:span text:style-name="T1">.</text:span><text:span text:style-name="T1">distance</text:span><text:span text:style-name="T1">;</text:span></text:p>
      <text:p text:style-name="P7">            <text:tab/><text:tab/><text:span text:style-name="T1">if</text:span><text:span text:style-name="T1"> (</text:span><text:span text:style-name="T1">selectedHotels</text:span><text:span text:style-name="T1">.</text:span><text:span text:style-name="T1">size</text:span><text:span text:style-name="T1">() &gt; </text:span><text:span text:style-name="T1">4</text:span><text:span text:style-name="T1">) {</text:span></text:p>
      <text:p text:style-name="P7">                <text:tab/><text:tab/><text:tab/><text:span text:style-name="T1">System</text:span><text:span text:style-name="T1">.</text:span><text:span text:style-name="T1">out</text:span><text:span text:style-name="T1">.</text:span><text:span text:style-name="T1">println</text:span><text:span text:style-name="T1">(</text:span><text:span text:style-name="T1">"Error: No possible route found"</text:span><text:span text:style-name="T1">);</text:span></text:p>
      <text:p text:style-name="P7">                <text:tab/><text:tab/><text:tab/><text:span text:style-name="T1">return</text:span><text:span text:style-name="T1"> </text:span><text:span text:style-name="T1">null</text:span><text:span text:style-name="T1">;</text:span></text:p>
      <text:p text:style-name="P7">            <text:tab/><text:tab/><text:span text:style-name="T1">}</text:span></text:p>
      <text:p text:style-name="P7">        <text:tab/><text:span text:style-name="T1">}</text:span></text:p>
      <text:p text:style-name="P7"><text:span text:style-name="T1"><text:tab/>return</text:span><text:span text:style-name="T1"> </text:span><text:span text:style-name="T1">selectedHotels</text:span><text:span text:style-name="T1">;</text:span></text:p>
      <text:p text:style-name="P6">}</text:p>
      <text:p text:style-name="P7"><text:span text:style-name="T1">static</text:span><text:span text:style-name="T1"> </text:span><text:span text:style-name="T1">ArrayList</text:span><text:span text:style-name="T1">&lt;</text:span><text:span text:style-name="T1">Hotel</text:span><text:span text:style-name="T1">&gt; </text:span><text:span text:style-name="T1">optimizeRoute</text:span><text:span text:style-name="T1">(</text:span><text:span text:style-name="T1">int</text:span><text:span text:style-name="T1"> </text:span><text:span text:style-name="T1">totalTime</text:span><text:span text:style-name="T1">, </text:span><text:span text:style-name="T1">ArrayList</text:span><text:span text:style-name="T1">&lt;</text:span><text:span text:style-name="T1">Hotel</text:span><text:span text:style-name="T1">&gt; </text:span><text:span text:style-name="T1">selectedHotels</text:span><text:span text:style-name="T1">, </text:span><text:span text:style-name="T1">ArrayList</text:span><text:span text:style-name="T1">&lt;</text:span><text:span text:style-name="T1">Hotel</text:span><text:span text:style-name="T1">&gt; </text:span><text:span text:style-name="T1">hotels</text:span><text:span text:style-name="T1">) {</text:span></text:p>
      <text:p text:style-name="P7"><text:span text:style-name="T1"><text:tab/>int</text:span><text:span text:style-name="T1"> </text:span><text:span text:style-name="T1">previousHotelDistance</text:span><text:span text:style-name="T1"> = </text:span><text:span text:style-name="T1">0</text:span><text:span text:style-name="T1">;</text:span></text:p>
      <text:p text:style-name="P7"><text:span text:style-name="T1"><text:tab/>int</text:span><text:span text:style-name="T1"> </text:span><text:span text:style-name="T1">nextHotelDistance</text:span><text:span text:style-name="T1"> = </text:span><text:span text:style-name="T1">0</text:span><text:span text:style-name="T1">;</text:span></text:p>
      <text:p text:style-name="P7"><text:span text:style-name="T1"><text:tab/>float</text:span><text:span text:style-name="T1"> </text:span><text:span text:style-name="T1">averageRating</text:span><text:span text:style-name="T1">;</text:span></text:p>
      <text:p text:style-name="P7"><text:soft-page-break/><text:span text:style-name="T1"><text:tab/></text:span><text:span text:style-name="T1">ArrayList</text:span><text:span text:style-name="T1">&lt;</text:span><text:span text:style-name="T1">Hotel</text:span><text:span text:style-name="T1">&gt; </text:span><text:span text:style-name="T1">previousRoute</text:span><text:span text:style-name="T1"> = </text:span><text:span text:style-name="T1">new</text:span><text:span text:style-name="T1"> </text:span><text:span text:style-name="T1">ArrayList</text:span><text:span text:style-name="T1">&lt;</text:span><text:span text:style-name="T1">Hotel</text:span><text:span text:style-name="T1">&gt;();</text:span></text:p>
      <text:p text:style-name="P7">        <text:tab/><text:span text:style-name="T1">while</text:span><text:span text:style-name="T1"> (!</text:span><text:span text:style-name="T1">previousRoute</text:span><text:span text:style-name="T1">.</text:span><text:span text:style-name="T1">equals</text:span><text:span text:style-name="T1">(</text:span><text:span text:style-name="T1">selectedHotels</text:span><text:span text:style-name="T1">)) {</text:span></text:p>
      <text:p text:style-name="P7">            <text:tab/><text:span text:style-name="T1">previousRoute</text:span><text:span text:style-name="T1"> = (</text:span><text:span text:style-name="T1">ArrayList</text:span><text:span text:style-name="T1">&lt;</text:span><text:span text:style-name="T1">Hotel</text:span><text:span text:style-name="T1">&gt;) </text:span><text:span text:style-name="T1">selectedHotels</text:span><text:span text:style-name="T1">.</text:span><text:span text:style-name="T1">clone</text:span><text:span text:style-name="T1">();</text:span></text:p>
      <text:p text:style-name="P7">            <text:tab/><text:span text:style-name="T1">for</text:span><text:span text:style-name="T1"> (</text:span><text:span text:style-name="T1">int</text:span><text:span text:style-name="T1"> </text:span><text:span text:style-name="T1">i</text:span><text:span text:style-name="T1"> = </text:span><text:span text:style-name="T1">selectedHotels</text:span><text:span text:style-name="T1">.</text:span><text:span text:style-name="T1">size</text:span><text:span text:style-name="T1">() - </text:span><text:span text:style-name="T1">1</text:span><text:span text:style-name="T1">; </text:span><text:span text:style-name="T1">i</text:span><text:span text:style-name="T1"> &gt; -</text:span><text:span text:style-name="T1">1</text:span><text:span text:style-name="T1">; </text:span><text:span text:style-name="T1">i</text:span><text:span text:style-name="T1">--) {</text:span></text:p>
      <text:p text:style-name="P7">                <text:tab/><text:span text:style-name="T1">if</text:span><text:span text:style-name="T1"> (</text:span><text:span text:style-name="T1">i</text:span><text:span text:style-name="T1"> == </text:span><text:span text:style-name="T1">0</text:span><text:span text:style-name="T1">) {</text:span></text:p>
      <text:p text:style-name="P7"><text:span text:style-name="T1"><text:tab/><text:tab/>previousHotelDistance</text:span><text:span text:style-name="T1"> = </text:span><text:span text:style-name="T1">0</text:span><text:span text:style-name="T1">;</text:span></text:p>
      <text:p text:style-name="P7">                <text:tab/><text:span text:style-name="T1">} </text:span><text:span text:style-name="T1">else</text:span><text:span text:style-name="T1"> {</text:span></text:p>
      <text:p text:style-name="P7">                    <text:tab/><text:tab/><text:span text:style-name="T1">previousHotelDistance</text:span><text:span text:style-name="T1"> = </text:span><text:span text:style-name="T1">selectedHotels</text:span><text:span text:style-name="T1">.</text:span><text:span text:style-name="T1">get</text:span><text:span text:style-name="T1">(</text:span><text:span text:style-name="T1">i</text:span><text:span text:style-name="T1"> - </text:span><text:span text:style-name="T1">1</text:span><text:span text:style-name="T1">).</text:span><text:span text:style-name="T1">distance</text:span><text:span text:style-name="T1">;</text:span></text:p>
      <text:p text:style-name="P7">                <text:tab/><text:span text:style-name="T1">}</text:span></text:p>
      <text:p text:style-name="P7">                <text:tab/><text:span text:style-name="T1">if</text:span><text:span text:style-name="T1"> (</text:span><text:span text:style-name="T1">i</text:span><text:span text:style-name="T1"> == </text:span><text:span text:style-name="T1">selectedHotels</text:span><text:span text:style-name="T1">.</text:span><text:span text:style-name="T1">size</text:span><text:span text:style-name="T1">() - </text:span><text:span text:style-name="T1">1</text:span><text:span text:style-name="T1">) {</text:span></text:p>
      <text:p text:style-name="P7">                    <text:span text:style-name="T1">nextHotelDistance</text:span><text:span text:style-name="T1"> = </text:span><text:span text:style-name="T1">totalTime</text:span><text:span text:style-name="T1">;</text:span></text:p>
      <text:p text:style-name="P7">                <text:tab/><text:span text:style-name="T1">} </text:span><text:span text:style-name="T1">else</text:span><text:span text:style-name="T1"> {</text:span></text:p>
      <text:p text:style-name="P7">                    <text:span text:style-name="T1">nextHotelDistance</text:span><text:span text:style-name="T1"> = </text:span><text:span text:style-name="T1">selectedHotels</text:span><text:span text:style-name="T1">.</text:span><text:span text:style-name="T1">get</text:span><text:span text:style-name="T1">(</text:span><text:span text:style-name="T1">i</text:span><text:span text:style-name="T1"> + </text:span><text:span text:style-name="T1">1</text:span><text:span text:style-name="T1">).</text:span><text:span text:style-name="T1">distance</text:span><text:span text:style-name="T1">;</text:span></text:p>
      <text:p text:style-name="P7">                <text:tab/><text:span text:style-name="T1">}</text:span></text:p>
      <text:p text:style-name="P7">               <text:tab/> <text:span text:style-name="T1">Hotel</text:span><text:span text:style-name="T1"> </text:span><text:span text:style-name="T1">currentHotel</text:span><text:span text:style-name="T1"> = </text:span><text:span text:style-name="T1">selectedHotels</text:span><text:span text:style-name="T1">.</text:span><text:span text:style-name="T1">get</text:span><text:span text:style-name="T1">(</text:span><text:span text:style-name="T1">i</text:span><text:span text:style-name="T1">);</text:span></text:p>
      <text:p text:style-name="P7">                <text:tab/><text:span text:style-name="T1">for</text:span><text:span text:style-name="T1"> (</text:span><text:span text:style-name="T1">Hotel</text:span><text:span text:style-name="T1"> </text:span><text:span text:style-name="T1">h</text:span><text:span text:style-name="T1"> </text:span><text:span text:style-name="T1">:</text:span><text:span text:style-name="T1"> </text:span><text:span text:style-name="T1">getRemainingHotels</text:span><text:span text:style-name="T1">(</text:span><text:span text:style-name="T1">hotels</text:span><text:span text:style-name="T1">, </text:span><text:span text:style-name="T1">selectedHotels</text:span><text:span text:style-name="T1">)) {</text:span></text:p>
      <text:p text:style-name="P7">                    <text:tab/><text:tab/><text:span text:style-name="T1">if</text:span><text:span text:style-name="T1"> (</text:span><text:span text:style-name="T1">h</text:span><text:span text:style-name="T1">.</text:span><text:span text:style-name="T1">distance</text:span><text:span text:style-name="T1"> - </text:span><text:span text:style-name="T1">previousHotelDistance</text:span><text:span text:style-name="T1"> &lt; </text:span><text:span text:style-name="T1">360</text:span><text:span text:style-name="T1"> &amp;&amp; </text:span><text:span text:style-name="T1">h</text:span><text:span text:style-name="T1">.</text:span><text:span text:style-name="T1">distance</text:span><text:span text:style-name="T1"> - </text:span><text:span text:style-name="T1">previousHotelDistance</text:span><text:span text:style-name="T1"> &gt; </text:span><text:span text:style-name="T1">0</text:span></text:p>
      <text:p text:style-name="P7">                            <text:tab/><text:span text:style-name="T1">&amp;&amp; </text:span><text:span text:style-name="T1">nextHotelDistance</text:span><text:span text:style-name="T1"> - </text:span><text:span text:style-name="T1">h</text:span><text:span text:style-name="T1">.</text:span><text:span text:style-name="T1">distance</text:span><text:span text:style-name="T1"> &lt; </text:span><text:span text:style-name="T1">360</text:span><text:span text:style-name="T1"> &amp;&amp; </text:span><text:span text:style-name="T1">nextHotelDistance</text:span><text:span text:style-name="T1"> - </text:span><text:span text:style-name="T1">h</text:span><text:span text:style-name="T1">.</text:span><text:span text:style-name="T1">distance</text:span><text:span text:style-name="T1"> &gt; </text:span><text:span text:style-name="T1">0</text:span></text:p>
      <text:p text:style-name="P7">                            <text:tab/><text:span text:style-name="T1">&amp;&amp; </text:span><text:span text:style-name="T1">currentHotel</text:span><text:span text:style-name="T1">.</text:span><text:span text:style-name="T1">rating</text:span><text:span text:style-name="T1"> &lt; </text:span><text:span text:style-name="T1">h</text:span><text:span text:style-name="T1">.</text:span><text:span text:style-name="T1">rating</text:span><text:span text:style-name="T1">) {</text:span></text:p>
      <text:p text:style-name="P7">                        <text:tab/><text:tab/><text:span text:style-name="T1">currentHotel</text:span><text:span text:style-name="T1"> = </text:span><text:span text:style-name="T1">h</text:span><text:span text:style-name="T1">;</text:span></text:p>
      <text:p text:style-name="P7">                    <text:tab/><text:tab/><text:span text:style-name="T1">}</text:span></text:p>
      <text:p text:style-name="P7">                <text:tab/><text:span text:style-name="T1">}</text:span></text:p>
      <text:p text:style-name="P7">                <text:tab/><text:span text:style-name="T1">selectedHotels</text:span><text:span text:style-name="T1">.</text:span><text:span text:style-name="T1">set</text:span><text:span text:style-name="T1">(</text:span><text:span text:style-name="T1">i</text:span><text:span text:style-name="T1">, </text:span><text:span text:style-name="T1">currentHotel</text:span><text:span text:style-name="T1">);</text:span></text:p>
      <text:p text:style-name="P7">                <text:tab/><text:span text:style-name="T1">averageRating</text:span><text:span text:style-name="T1"> = </text:span><text:span text:style-name="T1">calculateAverageRating</text:span><text:span text:style-name="T1">(</text:span><text:span text:style-name="T1">selectedHotels</text:span><text:span text:style-name="T1">);</text:span></text:p>
      <text:p text:style-name="P7">                <text:tab/><text:span text:style-name="T1">while</text:span><text:span text:style-name="T1"> (</text:span><text:span text:style-name="T1">selectedHotels</text:span><text:span text:style-name="T1">.</text:span><text:span text:style-name="T1">size</text:span><text:span text:style-name="T1">() &lt; </text:span><text:span text:style-name="T1">4</text:span><text:span text:style-name="T1">) {</text:span></text:p>
      <text:p text:style-name="P7">                    <text:tab/><text:tab/><text:span text:style-name="T1">averageRating</text:span><text:span text:style-name="T1"> = </text:span><text:span text:style-name="T1">calculateAverageRating</text:span><text:span text:style-name="T1">(</text:span><text:span text:style-name="T1">selectedHotels</text:span><text:span text:style-name="T1">);</text:span></text:p>
      <text:p text:style-name="P7">                    <text:tab/><text:tab/><text:span text:style-name="T1">Hotel</text:span><text:span text:style-name="T1"> </text:span><text:span text:style-name="T1">bestRemaining</text:span><text:span text:style-name="T1"> = </text:span><text:span text:style-name="T1">getBestRemainingHotel</text:span><text:span text:style-name="T1">(</text:span><text:span text:style-name="T1">hotels</text:span><text:span text:style-name="T1">, </text:span><text:span text:style-name="T1">selectedHotels</text:span><text:span text:style-name="T1">);</text:span></text:p>
      <text:p text:style-name="P7">                    <text:tab/><text:tab/><text:span text:style-name="T1">if</text:span><text:span text:style-name="T1"> (</text:span><text:span text:style-name="T1">bestRemaining</text:span><text:span text:style-name="T1">.</text:span><text:span text:style-name="T1">rating</text:span><text:span text:style-name="T1"> &gt; </text:span><text:span text:style-name="T1">averageRating</text:span><text:span text:style-name="T1">)</text:span></text:p>
      <text:p text:style-name="P7">                        <text:tab/><text:tab/><text:span text:style-name="T1">selectedHotels</text:span><text:span text:style-name="T1">.</text:span><text:span text:style-name="T1">add</text:span><text:span text:style-name="T1">(</text:span><text:span text:style-name="T1">bestRemaining</text:span><text:span text:style-name="T1">);</text:span></text:p>
      <text:p text:style-name="P7">                    <text:tab/><text:tab/><text:span text:style-name="T1">else</text:span></text:p>
      <text:p text:style-name="P7">                        <text:tab/><text:tab/><text:span text:style-name="T1">break</text:span><text:span text:style-name="T1">;</text:span></text:p>
      <text:p text:style-name="P7">                <text:tab/><text:span text:style-name="T1">}</text:span></text:p>
      <text:p text:style-name="P7">                <text:tab/><text:span text:style-name="T1">Collections</text:span><text:span text:style-name="T1">.</text:span><text:span text:style-name="T1">sort</text:span><text:span text:style-name="T1">(</text:span><text:span text:style-name="T1">selectedHotels</text:span><text:span text:style-name="T1">);</text:span></text:p>
      <text:p text:style-name="P7">        <text:tab/><text:span text:style-name="T1">return</text:span><text:span text:style-name="T1"> </text:span><text:span text:style-name="T1">selectedHotels</text:span><text:span text:style-name="T1">;</text:span></text:p>
      <text:p text:style-name="P6">}</text:p>
      <text:p text:style-name="P9">static Hotel getFarthestHotelWithinRange(ArrayList&lt;Hotel&gt; list, int currentTravelTime) {</text:p>
      <text:p text:style-name="P8">        <text:span text:style-name="T1">Hotel</text:span><text:span text:style-name="T1"> </text:span><text:span text:style-name="T1">current</text:span><text:span text:style-name="T1"> = </text:span><text:span text:style-name="T1">null</text:span><text:span text:style-name="T1">;</text:span></text:p>
      <text:p text:style-name="P8">        <text:span text:style-name="T1">for</text:span><text:span text:style-name="T1"> (</text:span><text:span text:style-name="T1">Hotel</text:span><text:span text:style-name="T1"> </text:span><text:span text:style-name="T1">h</text:span><text:span text:style-name="T1"> </text:span><text:span text:style-name="T1">:</text:span><text:span text:style-name="T1"> </text:span><text:span text:style-name="T1">list</text:span><text:span text:style-name="T1">) {</text:span></text:p>
      <text:p text:style-name="P8">            <text:span text:style-name="T1">if</text:span><text:span text:style-name="T1"> (</text:span><text:span text:style-name="T1">current</text:span><text:span text:style-name="T1"> == </text:span><text:span text:style-name="T1">null</text:span><text:span text:style-name="T1">)</text:span></text:p>
      <text:p text:style-name="P8">                <text:span text:style-name="T1">current</text:span><text:span text:style-name="T1"> = </text:span><text:span text:style-name="T1">h</text:span><text:span text:style-name="T1">;</text:span></text:p>
      <text:p text:style-name="P8">            <text:span text:style-name="T1">if</text:span><text:span text:style-name="T1"> (</text:span><text:span text:style-name="T1">current</text:span><text:span text:style-name="T1">.</text:span><text:span text:style-name="T1">distance</text:span><text:span text:style-name="T1"> &lt;= </text:span><text:span text:style-name="T1">h</text:span><text:span text:style-name="T1">.</text:span><text:span text:style-name="T1">distance</text:span><text:span text:style-name="T1"> &amp;&amp; </text:span><text:span text:style-name="T1">h</text:span><text:span text:style-name="T1">.</text:span><text:span text:style-name="T1">distance</text:span><text:span text:style-name="T1"> - </text:span><text:span text:style-name="T1">currentTravelTime</text:span><text:span text:style-name="T1"> &lt;= </text:span><text:span text:style-name="T1">360</text:span></text:p>
      <text:p text:style-name="P8">                    <text:span text:style-name="T1">&amp;&amp; </text:span><text:span text:style-name="T1">h</text:span><text:span text:style-name="T1">.</text:span><text:span text:style-name="T1">distance</text:span><text:span text:style-name="T1"> - </text:span><text:span text:style-name="T1">currentTravelTime</text:span><text:span text:style-name="T1"> &gt; </text:span><text:span text:style-name="T1">0</text:span><text:span text:style-name="T1">)</text:span></text:p>
      <text:p text:style-name="P8">                <text:span text:style-name="T1">current</text:span><text:span text:style-name="T1"> = </text:span><text:span text:style-name="T1">h</text:span><text:span text:style-name="T1">;</text:span></text:p>
      <text:p text:style-name="P8">        <text:span text:style-name="T1">}</text:span></text:p>
      <text:p text:style-name="P8">        <text:span text:style-name="T1">return</text:span><text:span text:style-name="T1"> </text:span><text:span text:style-name="T1">current</text:span><text:span text:style-name="T1">;</text:span></text:p>
      <text:p text:style-name="P10">}</text:p>
      <text:p text:style-name="P10"/>
      <text:p text:style-name="P10"><text:soft-page-break/>static ArrayList&lt;Hotel&gt; getRemainingHotels(ArrayList&lt;Hotel&gt; allHotels, ArrayList&lt;Hotel&gt; selectedHotels) {</text:p>
      <text:p text:style-name="P8">        <text:span text:style-name="T1">ArrayList</text:span><text:span text:style-name="T1">&lt;</text:span><text:span text:style-name="T1">Hotel</text:span><text:span text:style-name="T1">&gt; </text:span><text:span text:style-name="T1">remainingHotels</text:span><text:span text:style-name="T1"> = </text:span><text:span text:style-name="T1">allHotels</text:span><text:span text:style-name="T1">;</text:span></text:p>
      <text:p text:style-name="P8">        <text:span text:style-name="T1">for</text:span><text:span text:style-name="T1"> (</text:span><text:span text:style-name="T1">Hotel</text:span><text:span text:style-name="T1"> </text:span><text:span text:style-name="T1">h</text:span><text:span text:style-name="T1"> </text:span><text:span text:style-name="T1">:</text:span><text:span text:style-name="T1"> </text:span><text:span text:style-name="T1">selectedHotels</text:span><text:span text:style-name="T1">) {</text:span></text:p>
      <text:p text:style-name="P8">            <text:span text:style-name="T1">remainingHotels</text:span><text:span text:style-name="T1">.</text:span><text:span text:style-name="T1">remove</text:span><text:span text:style-name="T1">(</text:span><text:span text:style-name="T1">h</text:span><text:span text:style-name="T1">);</text:span></text:p>
      <text:p text:style-name="P8">        <text:span text:style-name="T1">}</text:span></text:p>
      <text:p text:style-name="P8">        <text:span text:style-name="T1">return</text:span><text:span text:style-name="T1"> </text:span><text:span text:style-name="T1">remainingHotels</text:span><text:span text:style-name="T1">;</text:span></text:p>
      <text:p text:style-name="P10">}</text:p>
      <text:p text:style-name="P10">[…]</text:p>
      <text:p text:style-name="P10">static Hotel getBestRemainingHotel(ArrayList&lt;Hotel&gt; allHotels, ArrayList&lt;Hotel&gt; selectedHotels) {</text:p>
      <text:p text:style-name="P8">        <text:span text:style-name="T1">ArrayList</text:span><text:span text:style-name="T1">&lt;</text:span><text:span text:style-name="T1">Hotel</text:span><text:span text:style-name="T1">&gt; </text:span><text:span text:style-name="T1">remainingHotels</text:span><text:span text:style-name="T1"> = </text:span><text:span text:style-name="T1">getRemainingHotels</text:span><text:span text:style-name="T1">(</text:span><text:span text:style-name="T1">allHotels</text:span><text:span text:style-name="T1">, </text:span><text:span text:style-name="T1">selectedHotels</text:span><text:span text:style-name="T1">);</text:span></text:p>
      <text:p text:style-name="P8">        <text:span text:style-name="T1">Hotel</text:span><text:span text:style-name="T1"> </text:span><text:span text:style-name="T1">bestHotel</text:span><text:span text:style-name="T1"> = </text:span><text:span text:style-name="T1">null</text:span><text:span text:style-name="T1">;</text:span></text:p>
      <text:p text:style-name="P8">        <text:span text:style-name="T1">for</text:span><text:span text:style-name="T1"> (</text:span><text:span text:style-name="T1">Hotel</text:span><text:span text:style-name="T1"> </text:span><text:span text:style-name="T1">h</text:span><text:span text:style-name="T1"> </text:span><text:span text:style-name="T1">:</text:span><text:span text:style-name="T1"> </text:span><text:span text:style-name="T1">remainingHotels</text:span><text:span text:style-name="T1">) {</text:span></text:p>
      <text:p text:style-name="P8">            <text:span text:style-name="T1">if</text:span><text:span text:style-name="T1"> (</text:span><text:span text:style-name="T1">bestHotel</text:span><text:span text:style-name="T1"> == </text:span><text:span text:style-name="T1">null</text:span><text:span text:style-name="T1"> || </text:span><text:span text:style-name="T1">bestHotel</text:span><text:span text:style-name="T1">.</text:span><text:span text:style-name="T1">rating</text:span><text:span text:style-name="T1"> &lt; </text:span><text:span text:style-name="T1">h</text:span><text:span text:style-name="T1">.</text:span><text:span text:style-name="T1">rating</text:span><text:span text:style-name="T1">)</text:span></text:p>
      <text:p text:style-name="P8">                <text:span text:style-name="T1">bestHotel</text:span><text:span text:style-name="T1"> = </text:span><text:span text:style-name="T1">h</text:span><text:span text:style-name="T1">;</text:span></text:p>
      <text:p text:style-name="P8">        <text:span text:style-name="T1">}</text:span></text:p>
      <text:p text:style-name="P8">        <text:span text:style-name="T1">return</text:span><text:span text:style-name="T1"> </text:span><text:span text:style-name="T1">bestHotel</text:span><text:span text:style-name="T1">;</text:span></text:p>
      <text:p text:style-name="P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onsolas" svg:font-family="Consolas, 'Courier New', monospace"/>
    <style:font-face style:name="Lohit Devanagari1" svg:font-family="'Lohit Devanagari'"/>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AR PL SungtiL GB"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style:text-properties style:font-name="Tahoma" fo:font-size="8pt" style:letter-kerning="true" style:font-name-asian="Mangal" style:font-size-asian="8pt" style:language-asian="hi" style:country-asian="IN" fo:hyphenate="false" fo:hyphenation-remain-char-count="2" fo:hyphenation-push-char-count="2"/>
    </style:style>
    <style:style style:name="Verzeichnis_20_2" style:display-name="Verzeichnis 2" style:family="paragraph" style:default-outline-level="">
      <style:paragraph-properties fo:margin-left="0.499cm" fo:margin-right="0cm" fo:hyphenation-ladder-count="no-limit" fo:text-indent="0cm" style:auto-text-indent="false">
        <style:tab-stops>
          <style:tab-stop style:position="15.926cm" style:type="right" style:leader-style="dotted" style:leader-text="."/>
        </style:tab-stops>
      </style:paragraph-properties>
      <style:text-properties style:font-name="Liberation Serif" fo:font-size="10pt" style:letter-kerning="true" style:font-name-asian="FreeSans" style:font-size-asian="10pt" style:language-asian="hi" style:country-asian="IN" fo:hyphenate="false" fo:hyphenation-remain-char-count="2" fo:hyphenation-push-char-count="2"/>
    </style:style>
    <style:style style:name="Verzeichnis_20_1" style:display-name="Verzeichnis 1" style:family="paragraph" style:default-outline-level="">
      <style:paragraph-properties fo:hyphenation-ladder-count="no-limit">
        <style:tab-stops>
          <style:tab-stop style:position="15.926cm" style:type="right" style:leader-style="dotted" style:leader-text="."/>
        </style:tab-stops>
      </style:paragraph-properties>
      <style:text-properties style:font-name="Liberation Serif" fo:font-size="10pt" style:letter-kerning="true" style:font-name-asian="FreeSans" style:font-size-asian="10pt" style:language-asian="hi" style:country-asian="IN" fo:hyphenate="false" fo:hyphenation-remain-char-count="2" fo:hyphenation-push-char-count="2"/>
    </style:style>
    <style:style style:name="RGV-Überschrift" style:family="paragraph" style:default-outline-level="">
      <style:paragraph-properties loext:contextual-spacing="false" fo:margin-top="0.423cm" fo:margin-bottom="0.212cm" fo:hyphenation-ladder-count="no-limit" fo:keep-with-next="always"/>
      <style:text-properties style:font-name="Liberation Serif" fo:font-size="16pt" fo:font-weight="bold" style:letter-kerning="true" style:font-name-asian="FreeSans" style:font-size-asian="16pt" style:language-asian="hi" style:country-asian="IN" style:font-weight-asian="bold" fo:hyphenate="false" fo:hyphenation-remain-char-count="2" fo:hyphenation-push-char-count="2"/>
    </style:style>
    <style:style style:name="Heading_20_2" style:display-name="Heading 2" style:family="paragraph" style:parent-style-name="Heading" style:class="text"/>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prechblasentext_20_Zchn" style:display-name="Sprechblasentext Zchn" style:family="text">
      <style:text-properties style:font-name="Tahoma" fo:font-size="8pt" style:letter-kerning="true" style:font-name-asian="Mangal" style:font-size-asian="8pt" style:language-asian="hi" style:country-asian="IN"/>
    </style:style>
    <style:style style:name="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de" fo:country="DE"/>
    </style:style>
    <style:style style:name="MP2"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61cm" fo:margin-left="0cm" fo:margin-right="0cm" fo:margin-bottom="0.508cm" fo:background-color="transparent" style:dynamic-spacing="false">
          <style:background-image/>
        </style:header-footer-properties>
      </style:header-style>
      <style:footer-style>
        <style:header-footer-properties fo:min-height="0.61cm" fo:margin-left="0cm" fo:margin-right="0cm" fo:margin-top="0.508cm" fo:background-color="transparent" style:dynamic-spacing="false">
          <style:background-image/>
        </style:header-footer-properties>
      </style:footer-style>
    </style:page-layout>
  </office:automatic-styles>
  <office:master-styles>
    <style:master-page style:name="Standard" style:page-layout-name="Mpm1">
      <style:header>
        <text:p text:style-name="MP1"><text:reference-ref text:reference-format="text" text:ref-name="Aufgabe">Aufgabe 2: Vollgeladen</text:reference-ref><text:tab/><text:tab/>Team-ID: <text:reference-ref text:reference-format="text" text:ref-name="TeamId">Fehler: Referenz nicht gefunden</text:reference-ref></text:p>
      </style:header>
      <style:footer>
        <text:p text:style-name="MP2"><text:tab/><text:page-number text:select-page="current">6</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9-30T08:05:30.47</meta:creation-date>
    <meta:editing-duration>PT4H10M56S</meta:editing-duration>
    <meta:editing-cycles>38</meta:editing-cycles>
    <meta:generator>OpenOffice/4.1.9$Win32 OpenOffice.org_project/419m1$Build-9805</meta:generator>
    <dc:date>2021-10-28T08:01:45.64</dc:date>
    <meta:document-statistic meta:table-count="0" meta:image-count="0" meta:object-count="0" meta:page-count="6" meta:paragraph-count="170" meta:word-count="992" meta:character-count="8254"/>
  </office:meta>
</office:document-meta>
</file>